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2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fo:font-weight="bold" officeooo:rsid="0012e3c8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7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8pt" fo:letter-spacing="-0.004cm" fo:font-weight="bold" officeooo:paragraph-rsid="002fd5bc" style:font-size-asian="8pt" style:font-weight-asian="bold" style:font-name-complex="Arial4" style:font-size-complex="8pt" style:font-weight-complex="bold"/>
    </style:style>
    <style:style style:name="P9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3" fo:font-size="10pt" fo:letter-spacing="-0.004cm" fo:font-weight="bold" officeooo:rsid="0040657b" officeooo:paragraph-rsid="0046bd1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style:font-name="Arial3" fo:font-size="10pt" officeooo:paragraph-rsid="004867e2" style:font-size-asian="10pt" style:font-size-complex="10pt"/>
    </style:style>
    <style:style style:name="P1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40657b"/>
    </style:style>
    <style:style style:name="P12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d850c"/>
    </style:style>
    <style:style style:name="P13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2a6099" loext:opacity="100%" style:font-name="Arial3" fo:font-size="10pt" fo:font-weight="bold" officeooo:rsid="00582faa" officeooo:paragraph-rsid="00582faa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fo:language="es" fo:country="ES" officeooo:paragraph-rsid="00516cea" fo:background-color="transparent" style:font-size-asian="10pt" style:font-size-complex="10pt"/>
    </style:style>
    <style:style style:name="P1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rsid="00006a50" officeooo:paragraph-rsid="00516ce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6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516cea" style:font-size-asian="10pt" style:font-name-complex="Arial4" style:font-size-complex="10pt"/>
    </style:style>
    <style:style style:name="P17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fo:font-weight="normal" officeooo:rsid="005204af" officeooo:paragraph-rsid="005d850c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8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fo:font-weight="normal" officeooo:rsid="005204af" officeooo:paragraph-rsid="005d850c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fo:font-weight="normal" officeooo:rsid="00761967" officeooo:paragraph-rsid="005d850c" style:font-size-asian="10pt" style:font-weight-asian="normal" style:font-size-complex="10pt" style:font-weight-complex="normal"/>
    </style:style>
    <style:style style:name="P20" style:family="paragraph" style:parent-style-name="Text_20_body_20__28_user_29_" style:master-page-name="Standard">
      <style:paragraph-properties fo:text-align="center" style:justify-single-word="false" style:page-number="auto"/>
      <style:text-properties fo:font-size="13pt" style:font-size-asian="13pt" style:font-size-complex="13pt"/>
    </style:style>
    <style:style style:name="P2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3" fo:font-size="10pt" officeooo:paragraph-rsid="00341f2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officeooo:rsid="003ef7b0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" style:family="text">
      <style:text-properties fo:color="#000000" loext:opacity="100%" officeooo:rsid="0052c0e6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" style:family="text">
      <style:text-properties fo:color="#000000" loext:opacity="100%" officeooo:rsid="0054e437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" style:family="text">
      <style:text-properties fo:color="#000000" loext:opacity="100%" style:font-name="Arial3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3" fo:font-size="10pt" officeooo:rsid="00436bd5" style:letter-kerning="true" fo:background-color="transparent" loext:char-shading-value="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3" fo:font-size="10pt" fo:font-weight="bold" officeooo:rsid="005c2e66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3" fo:font-size="10pt" fo:font-weight="normal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8" style:family="text">
      <style:text-properties fo:color="#000000" loext:opacity="100%" style:font-name="Arial3" fo:font-size="10pt" fo:font-weight="normal" officeooo:rsid="005e39f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9" style:family="text">
      <style:text-properties fo:color="#000000" loext:opacity="100%" style:font-name="Arial3" fo:font-size="10pt" fo:font-weight="normal" officeooo:rsid="005c2e66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0" style:family="text">
      <style:text-properties fo:color="#000000" loext:opacity="100%" style:font-name="Arial3" fo:font-size="10pt" fo:font-weight="normal" officeooo:rsid="005d850c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1" style:family="text">
      <style:text-properties fo:color="#000000" loext:opacity="100%" style:font-name="Arial3" fo:font-size="10pt" fo:font-weight="normal" officeooo:rsid="005e39f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bold"/>
    </style:style>
    <style:style style:name="T12" style:family="text">
      <style:text-properties officeooo:rsid="0046bd1b"/>
    </style:style>
    <style:style style:name="T13" style:family="text">
      <style:text-properties style:font-name="Arial2" fo:font-style="italic" fo:font-weight="bold" officeooo:rsid="003ef7b0" style:letter-kerning="true" style:font-name-asian="SimSun" style:language-asian="zh" style:country-asian="CN" style:font-style-asian="italic" style:font-weight-asian="bold" style:font-name-complex="Lucida Sans" style:language-complex="hi" style:country-complex="IN" style:font-weight-complex="bold"/>
    </style:style>
    <style:style style:name="T14" style:family="text">
      <style:text-properties style:font-name="Arial2" fo:font-style="italic" fo:font-weight="bold" officeooo:rsid="0046bd1b" style:letter-kerning="true" style:font-name-asian="SimSun" style:language-asian="zh" style:country-asian="CN" style:font-style-asian="italic" style:font-weight-asian="bold" style:font-name-complex="Lucida Sans" style:language-complex="hi" style:country-complex="IN" style:font-weight-complex="bold"/>
    </style:style>
    <style:style style:name="T15" style:family="text">
      <style:text-properties style:font-name="Arial2" fo:font-style="italic" fo:font-weight="bold" officeooo:rsid="003ef7b0" style:font-style-asian="italic" style:font-weight-asian="bold" style:font-weight-complex="bold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3ef7b0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17" style:family="text">
      <style:text-properties officeooo:rsid="004f78fb"/>
    </style:style>
    <style:style style:name="T18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19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20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21" style:family="text">
      <style:text-properties fo:language="es" fo:country="ES" fo:font-weight="bold" officeooo:rsid="00149f96" style:font-weight-asian="bold" style:font-weight-complex="bold"/>
    </style:style>
    <style:style style:name="T22" style:family="text">
      <style:text-properties fo:color="#2a6099" loext:opacity="100%" style:font-name="Arial2" fo:font-size="10pt" fo:font-weight="bold" officeooo:rsid="005e39fe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3" style:family="text">
      <style:text-properties fo:color="#2a6099" loext:opacity="100%" style:font-name="Arial2" fo:font-size="10pt" fo:font-weight="bold" officeooo:rsid="005992f7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4" style:family="text">
      <style:text-properties fo:color="#2a6099" loext:opacity="100%" style:font-name="Arial2" fo:font-size="10pt" fo:font-weight="bold" officeooo:rsid="005c2e66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5" style:family="text">
      <style:text-properties fo:color="#2a6099" loext:opacity="100%" style:font-name="Arial2" fo:font-size="10pt" fo:font-weight="bold" officeooo:rsid="005d850c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6" style:family="text">
      <style:text-properties fo:color="#2a6099" loext:opacity="100%" fo:font-weight="bold" style:font-weight-asian="bold" style:font-weight-complex="bold"/>
    </style:style>
    <style:style style:name="T27" style:family="text">
      <style:text-properties fo:color="#2a6099" loext:opacity="100%" fo:font-weight="bold" officeooo:rsid="0064daf0" style:font-weight-asian="bold" style:font-weight-complex="bold"/>
    </style:style>
    <style:style style:name="T28" style:family="text">
      <style:text-properties fo:color="#2a6099" loext:opacity="100%" fo:font-weight="bold" officeooo:rsid="0076d3f4" style:font-weight-asian="bold" style:font-weight-complex="bold"/>
    </style:style>
    <style:style style:name="T29" style:family="text">
      <style:text-properties fo:color="#2a6099" loext:opacity="100%" fo:font-weight="bold" officeooo:rsid="00658e34" style:font-weight-asian="bold" style:font-weight-complex="bold"/>
    </style:style>
    <style:style style:name="T30" style:family="text">
      <style:text-properties officeooo:rsid="005e50a7"/>
    </style:style>
    <style:style style:name="T31" style:family="text">
      <style:text-properties style:text-line-through-style="none" style:text-line-through-type="none" style:font-name="Arial" fo:letter-spacing="-0.004cm" fo:language="es" fo:country="ES" fo:font-style="normal" style:text-underline-style="none" officeooo:rsid="00040fc1" style:letter-kerning="true" style:text-blinking="false" fo:background-color="transparent" loext:char-shading-value="0" style:font-name-asian="Verdana" style:language-asian="zh" style:country-asian="CN" style:font-style-asian="normal" style:font-name-complex="Arial3" style:language-complex="ar" style:country-complex="SA" style:font-style-complex="normal"/>
    </style:style>
    <style:style style:name="T32" style:family="text">
      <style:text-properties style:text-line-through-style="none" style:text-line-through-type="none" style:font-name="Arial" fo:letter-spacing="-0.004cm" fo:language="es" fo:country="ES" fo:font-style="normal" style:text-underline-style="none" officeooo:rsid="005d850c" style:letter-kerning="true" style:text-blinking="false" fo:background-color="transparent" loext:char-shading-value="0" style:font-name-asian="Verdana" style:language-asian="zh" style:country-asian="CN" style:font-style-asian="normal" style:font-name-complex="Arial3" style:language-complex="ar" style:country-complex="SA" style:font-style-complex="normal"/>
    </style:style>
    <style:style style:name="T33" style:family="text">
      <style:text-properties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4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3">P</text:span><text:span text:style-name="T14">ROVIDENCIA</text:span><text:span text:style-name="T15"> DE $$ALCALDIA$$</text:span></text:p>
      <text:p text:style-name="P5"/>
      <text:p text:style-name="P7">Número de expediente: $$V_NUMEXP$$ </text:p>
      <text:p text:style-name="P7">Nombre del expediente: $$V_TITULOEXP$$</text:p>
      <text:p text:style-name="P7">Fecha: $$DIA_SISTEMA$$ <text:span text:style-name="T17">de </text:span>$$MES_SISTEMA$$ <text:span text:style-name="T17">de </text:span>$$EJERCICIO_SISTEMA$$</text:p>
      <text:p text:style-name="P6"/>
      <text:p text:style-name="P10"><text:span text:style-name="T1">Visto que el Plan Anual Normativo aprobado por </text:span><text:span text:style-name="T2">a</text:span><text:span text:style-name="T1">cuerdo de Pleno de </text:span><text:span text:style-name="T16">$$F_ACUERDO_PLENO$$</text:span><text:span text:style-name="T1"> para el ejercicio $$EJERCICIO_PAN$$ y publicado en el </text:span><text:span text:style-name="T3">p</text:span><text:span text:style-name="T1">ortal de </text:span><text:span text:style-name="T3">t</text:span><text:span text:style-name="T1">ransparencia contiene la previsión de aprobación de la Ordenanza $$MUNICIPAL$$ Específica de Subvenciones $$MODALIDAD_SUBVENCION$$ en este ejercicio. </text:span></text:p>
      <text:p text:style-name="P21">Vista la necesidad de regular aspectos con mayor concreción y específicos de aprobación, concesión y justificación de las subvenciones y ayudas $$MODALIDAD_SUBVENCION$$, al objeto de establecer unas bases acordes y objetivas con la modalidad de subvención.</text:p>
      <text:p text:style-name="P12"><text:span text:style-name="T22">[En caso de que</text:span><text:span text:style-name="T23"> </text:span><text:span text:style-name="T22">se haya sometido </text:span><text:span text:style-name="T24">solo </text:span><text:span text:style-name="T22">a </text:span><text:span text:style-name="T24">inform</text:span><text:span text:style-name="T25">a</text:span><text:span text:style-name="T24">ción</text:span><text:span text:style-name="T22"> pública]</text:span><text:span text:style-name="T8">Finalizado </text:span><text:span text:style-name="T10">el</text:span><text:span text:style-name="T8"> trámite previo de información pública relativos a l</text:span><text:span text:style-name="T11">a aprobación de la Ordenanza $$MUNICIPAL$$ Específica de Subvenciones $$MODALIDAD_SUBVENCION$$ $$DEL_AYTO$$ $$TRATAMIENTO_AYTO$$ $$NOMBRE_AYTO$$.</text:span></text:p>
      <text:p text:style-name="P12"><text:span text:style-name="T22">[En caso de que</text:span><text:span text:style-name="T23"> </text:span><text:span text:style-name="T22">se haya sometido </text:span><text:span text:style-name="T24">solo </text:span><text:span text:style-name="T22">a consulta pública]</text:span><text:span text:style-name="T8">Finalizado </text:span><text:span text:style-name="T10">el</text:span><text:span text:style-name="T8"> trámite previo de </text:span><text:span text:style-name="T9">consulta</text:span><text:span text:style-name="T8"> pública relativos </text:span><text:span text:style-name="T7">a l</text:span><text:span text:style-name="T4">a aprobación de la Ordenanza $$MUNICIPAL$$ Específica de Subvenciones $$MODALIDAD_SUBVENCION$$ $$DEL_AYTO$$ $$TRATAMIENTO_AYTO$$ $$NOMBRE_AYTO$$.</text:span></text:p>
      <text:p text:style-name="P18"><text:span text:style-name="T27">[En caso de </text:span><text:span text:style-name="T28">que se haya recabado</text:span><text:span text:style-name="T29"> directamente la opinión de las organizaciones o asociaciones reconocidas por Ley que agrupen o representen a las personas cuyos derechos o intereses legítimos se vieren afectados por la norma y cuyos fines guarden relación directa con su objeto</text:span><text:span text:style-name="T27">]</text:span><text:span text:style-name="T30">Finalizado el trámite de recogida de la opinión de las organizaciones o asociaciones reconocidas por Ley que agrupen o representen a las personas cuyos derechos o intereses legítimos se vieren afectados por la norma y cuyos fines guarden relación directa con su objeto, en relación </text:span>a la<text:span text:style-name="Fuente_20_de_20_párrafo_20_predeter."><text:span text:style-name="T31"> </text:span></text:span><text:span text:style-name="Fuente_20_de_20_párrafo_20_predeter."><text:span text:style-name="T32">aprobación</text:span></text:span> de la <text:span text:style-name="T33">Ordenanza $$MUNICIPAL$$ Específica de Subvenciones $$MODALIDAD_SUBVENCION$$ $$DEL_AYTO$$ $$TRATAMIENTO_AYTO$$ $$NOMBRE_AYTO$$.</text:span></text:p>
      <text:p text:style-name="P19"><text:span text:style-name="T26">[En caso de que no hubiese habido ningún trámite previo de participación]</text:span>En virtud del artículo 133.4 de la Ley 39/2015, de 1 de octubre, del Procedimiento Administrativo Común de las Administraciones Públicas, se prescindió de los trámites de consulta, audiencia e información pública debido a los siguientes motivos:</text:p>
      <text:p text:style-name="P19">$$MOTIVOS_NOPART$$</text:p>
      <text:p text:style-name="P17"/>
      <text:p text:style-name="P9">D<text:span text:style-name="T12">ISPONGO</text:span></text:p>
      <text:p text:style-name="P9"/>
      <text:p text:style-name="P11"><text:span text:style-name="T6">ÚNICO</text:span><text:span text:style-name="T5">.- Que se emita informe sobre la legislación aplicable y adecuación a la legislación de los acuerdos en proyecto.</text:span></text:p>
      <text:p text:style-name="P13">[Transcribir proyecto Ordenanza]</text:p>
      <text:p text:style-name="P14"/>
      <text:p text:style-name="P16"><text:span text:style-name="Fuente_20_de_20_párrafo_20_predeter."><text:span text:style-name="T20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19"><text:text-input text:description="JOOScript">${(FIRMANTES_FDO_AUXILIAR)!}</text:text-input></text:span></text:span><text:span text:style-name="T21"><text:s/></text:span><text:span text:style-name="Fuente_20_de_20_párrafo_20_predeter."><text:span text:style-name="T18"><text:text-input text:description="JOOScript">${(FIRMANTES_AUXILIAR)!}</text:text-input></text:span></text:span><text:span text:style-name="Fuente_20_de_20_párrafo_20_predeter."><text:span text:style-name="T18"><text:s/></text:span></text:span></text:p>
      <text:p text:style-name="P15"><text:span text:style-name="Fuente_20_de_20_párrafo_20_predeter."><text:span text:style-name="T18"><text:text-input text:description="JOOScript">${(FIRMANTE_DELEGACION_AUXILIAR)!}</text:text-input></text:span></text:span><text:span text:style-name="Fuente_20_de_20_párrafo_20_predeter."><text:span text:style-name="T18"><text:s/></text:span></text:span></text:p>
      <text:p text:style-name="P8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8</meta:editing-cycles>
    <meta:creation-date>2019-09-12T08:50:52.807000000</meta:creation-date>
    <meta:editing-duration>P1DT15H4M23S</meta:editing-duration>
    <meta:generator>LibreOffice/7.0.2.2$Windows_X86_64 LibreOffice_project/8349ace3c3162073abd90d81fd06dcfb6b36b994</meta:generator>
    <dc:date>2021-03-04T12:20:06.953000000</dc:date>
    <dc:creator>N G</dc:creator>
    <meta:document-statistic meta:table-count="0" meta:image-count="0" meta:object-count="0" meta:page-count="1" meta:paragraph-count="22" meta:word-count="348" meta:character-count="2667" meta:non-whitespace-character-count="2343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